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Ubuntu" svg:font-family="Ubuntu" style:font-family-generic="swiss"/>
    <style:font-face style:name="Ubuntu1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Ubuntu2" svg:font-family="Ubuntu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Heading_20_1">
      <style:text-properties style:font-name="Ubuntu1" fo:font-size="20pt" style:font-size-asian="20pt" style:font-size-complex="20pt"/>
    </style:style>
    <style:style style:name="P2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color="#000000" style:text-outline="false" style:text-line-through-styl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text:tracked-changes text:track-changes="false">
        <text:changed-region xml:id="ct53146144" text:id="ct53146144">
          <text:insertion>
            <office:change-info>
              <dc:creator>mle </dc:creator>
              <dc:date>2012-09-11T09:26:00</dc:date>
            </office:change-info>
          </text:insertion>
        </text:changed-region>
      </text:tracked-changes>
      <text:variable-decls>
        <text:variable-decl office:value-type="float" text:name="datetime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<text:change-start text:change-id="ct53146144"/>object<text:change-end text:change-id="ct53146144"/></text:h>
      <text:p text:style-name="Standard"/>
      <text:p text:style-name="Standard">attribut<office:annotation><dc:creator>mle </dc:creator><dc:date>2013-03-21T15:02:51</dc:date><text:p text:style-name="P2"><text:span text:style-name="T2">do text</text:span></text:p><text:p text:style-name="P2"><text:span text:style-name="T2">from xhtml(attributeshtml)</text:span></text:p></office:annotation>es</text:p>
      <text:p text:style-name="Standard"/>
      <text:p text:style-name="Standard">ima<office:annotation><dc:creator>mle </dc:creator><dc:date>2012-09-14T15:30:45</dc:date><text:p><text:span text:style-name="T1">do text</text:span></text:p><text:p>from document(at=object.get_map_image_path())</text:p></office:annotation>ge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Ubuntu" svg:font-family="Ubuntu" style:font-family-generic="swiss"/>
    <style:font-face style:name="Ubuntu1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Ubuntu2" svg:font-family="Ubuntu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padding="0.0201in" fo:border-left="none" fo:border-right="none" fo:border-top="none" fo:border-bottom="0.99pt solid #4c4c4c" style:shadow="none"/>
      <style:text-properties fo:font-size="115%" fo:font-weight="bold" style:font-size-asian="115%" style:font-weight-asian="bold" style:font-size-complex="11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tracked-changes>
          <text:changed-region xml:id="ct52869664" text:id="ct52869664">
            <text:insertion>
              <office:change-info>
                <dc:creator>mle </dc:creator>
                <dc:date>2012-10-04T10:54:00</dc:date>
              </office:change-info>
            </text:insertion>
          </text:changed-region>
        </text:tracked-changes>
        <text:p text:style-name="Header">Log<office:annotation><dc:creator>mle </dc:creator><dc:date>2012-10-04T10:50:26</dc:date><text:p>do text</text:p><text:p>from document(at=MEDIA_ROOT + 'upload/logo-header.png')</text:p></office:annotation>o<text:tab/><text:change-start text:change-id="ct52869664"/>datetime<text:change-end text:change-id="ct52869664"/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le </meta:initial-creator>
    <meta:creation-date>2012-09-10T11:51:31</meta:creation-date>
    <dc:date>2013-03-21T16:40:23</dc:date>
    <dc:creator>mle </dc:creator>
    <meta:editing-duration>PT3H48M23S</meta:editing-duration>
    <meta:editing-cycles>63</meta:editing-cycles>
    <meta:generator>LibreOffice/3.5$Linux_X86_64 LibreOffice_project/350m1$Build-2</meta:generator>
    <meta:document-statistic meta:table-count="0" meta:image-count="0" meta:object-count="0" meta:page-count="1" meta:paragraph-count="4" meta:word-count="11" meta:character-count="37" meta:non-whitespace-character-count="36"/>
  </office:meta>
</office:document-meta>
</file>